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144.34pt"/>
    </style:style>
    <style:style style:name="co8" style:family="table-column">
      <style:table-column-properties fo:break-before="auto" style:column-width="158.51pt"/>
    </style:style>
    <style:style style:name="co9" style:family="table-column">
      <style:table-column-properties fo:break-before="auto" style:column-width="221.81pt"/>
    </style:style>
    <style:style style:name="co10" style:family="table-column">
      <style:table-column-properties fo:break-before="auto" style:column-width="99.55pt"/>
    </style:style>
    <style:style style:name="co11" style:family="table-column">
      <style:table-column-properties fo:break-before="auto" style:column-width="138.16pt"/>
    </style:style>
    <style:style style:name="co12" style:family="table-column">
      <style:table-column-properties fo:break-before="auto" style:column-width="111.15pt"/>
    </style:style>
    <style:style style:name="co13" style:family="table-column">
      <style:table-column-properties fo:break-before="auto" style:column-width="196.84pt"/>
    </style:style>
    <style:style style:name="co14" style:family="table-column">
      <style:table-column-properties fo:break-before="auto" style:column-width="163.11pt"/>
    </style:style>
    <style:style style:name="co15" style:family="table-column">
      <style:table-column-properties fo:break-before="auto" style:column-width="168.2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4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8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Calibration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0" table:default-cell-style-name="ce1"/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oles/mol</text:p>
          </table:table-cell>
          <table:table-cell office:value-type="string" calcext:value-type="string">
            <text:p>Molecular Weight/u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85.79" calcext:value-type="float">
            <text:p>485.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69.8" calcext:value-type="float">
            <text:p>469.8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90.83" calcext:value-type="float">
            <text:p>290.83</text:p>
          </table:table-cell>
          <table:table-cell table:number-columns-repeated="1020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Calibration Solutions: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olume/mL</text:p>
          </table:table-cell>
          <table:table-cell table:style-name="ce3" office:value-type="string" calcext:value-type="string">
            <text:p>Concentration(ug/mL)</text:p>
          </table:table-cell>
          <table:table-cell table:style-name="ce3" office:value-type="string" calcext:value-type="string">
            <text:p>Mass/ug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Response factor/ug</text:p>
          </table:table-cell>
          <table:table-cell table:style-name="ce3" office:value-type="string" calcext:value-type="string">
            <text:p>Relative Response Factor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" office:value-type="string" calcext:value-type="string">
            <text:p>BDE-4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52" calcext:value-type="float">
            <text:p>0.0952</text:p>
          </table:table-cell>
          <table:table-cell table:style-name="ce4" table:formula="of:=[.G16]*[.H16]" office:value-type="float" office:value="0.000952" calcext:value-type="float">
            <text:p>9.52E-04</text:p>
          </table:table-cell>
          <table:table-cell table:style-name="ce3" office:value-type="float" office:value="367089" calcext:value-type="float">
            <text:p>367089</text:p>
          </table:table-cell>
          <table:table-cell table:style-name="ce4" table:formula="of:=[.I16]/[.J16]" office:value-type="float" office:value="0.00000000259337653811474" calcext:value-type="float">
            <text:p>2.59E-09</text:p>
          </table:table-cell>
          <table:table-cell table:style-name="ce4" table:formula="of:=[.K16]/[.$K$17]" office:value-type="float" office:value="0.62710950205536" calcext:value-type="float">
            <text:p>6.27E-0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IS</text:p>
          </table:table-cell>
          <table:table-cell table:style-name="ce3" office:value-type="string" calcext:value-type="string">
            <text:p>PBB-7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52" calcext:value-type="float">
            <text:p>0.0952</text:p>
          </table:table-cell>
          <table:table-cell table:style-name="ce4" table:formula="of:=[.G17]*[.H17]" office:value-type="float" office:value="0.000952" calcext:value-type="float">
            <text:p>9.52E-04</text:p>
          </table:table-cell>
          <table:table-cell table:style-name="ce3" office:value-type="float" office:value="230205" calcext:value-type="float">
            <text:p>230205</text:p>
          </table:table-cell>
          <table:table-cell table:style-name="ce4" table:formula="of:=[.I17]/[.J17]" office:value-type="float" office:value="0.00000000413544449512391" calcext:value-type="float">
            <text:p>4.14E-09</text:p>
          </table:table-cell>
          <table:table-cell table:style-name="ce4" table:formula="of:=[.K17]/[.$K$17]" office:value-type="float" office:value="1" calcext:value-type="float">
            <text:p>1.00E+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RS</text:p>
          </table:table-cell>
          <table:table-cell table:style-name="ce3" office:value-type="string" calcext:value-type="string">
            <text:p>'2-HCH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476" calcext:value-type="float">
            <text:p>0.476</text:p>
          </table:table-cell>
          <table:table-cell table:style-name="ce4" table:formula="of:=[.G18]*[.H18]" office:value-type="float" office:value="0.0238" calcext:value-type="float">
            <text:p>2.38E-02</text:p>
          </table:table-cell>
          <table:table-cell table:style-name="ce3" office:value-type="float" office:value="260358" calcext:value-type="float">
            <text:p>260358</text:p>
          </table:table-cell>
          <table:table-cell table:style-name="ce4" table:formula="of:=[.I18]/[.J18]" office:value-type="float" office:value="0.0000000914125934290477" calcext:value-type="float">
            <text:p>9.14E-08</text:p>
          </table:table-cell>
          <table:table-cell table:style-name="ce4" table:formula="of:=[.K18]/[.$K$17]" office:value-type="float" office:value="22.1046597377457" calcext:value-type="float">
            <text:p>2.21E+01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ish oil" table:style-name="ta1">
        <table:table-column table:style-name="co1" table:default-cell-style-name="ce5"/>
        <table:table-column table:style-name="co9" table:default-cell-style-name="ce5"/>
        <table:table-column table:style-name="co1" table:number-columns-repeated="2" table:default-cell-style-name="ce5"/>
        <table:table-column table:style-name="co10" table:default-cell-style-name="ce5"/>
        <table:table-column table:style-name="co3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" table:number-columns-repeated="1014" table:default-cell-style-name="ce5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lative Response Factor of BDE-47</text:p>
          </table:table-cell>
          <table:table-cell table:style-name="ce6" office:value-type="float" office:value="0.62710950205536" calcext:value-type="float">
            <text:p>6.27E-01</text:p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Run number</text:p>
          </table:table-cell>
          <table:table-cell table:style-name="ce7" office:value-type="string" calcext:value-type="string">
            <text:p>Fish sample</text:p>
          </table:table-cell>
          <table:table-cell table:style-name="ce7" office:value-type="string" calcext:value-type="string">
            <text:p>Mass of PBB-77/ug</text:p>
          </table:table-cell>
          <table:table-cell table:style-name="ce7" office:value-type="string" calcext:value-type="string">
            <text:p>Area of BDE-47</text:p>
          </table:table-cell>
          <table:table-cell table:style-name="ce7" office:value-type="string" calcext:value-type="string">
            <text:p>Area of PBB-77</text:p>
          </table:table-cell>
          <table:table-cell table:style-name="ce7" office:value-type="string" calcext:value-type="string">
            <text:p>Mass of BDE-47 in sample/ug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7" office:value-type="float" office:value="13799" calcext:value-type="float">
            <text:p>13799</text:p>
          </table:table-cell>
          <table:table-cell table:style-name="ce7" office:value-type="float" office:value="100528" calcext:value-type="float">
            <text:p>100528</text:p>
          </table:table-cell>
          <table:table-cell table:style-name="ce8" table:formula="of:=[.G19]*([.H19]/[.I19])*[.$C$6]" office:value-type="float" office:value="0.0000163896959771537" calcext:value-type="float">
            <text:p>1.64E-0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7" office:value-type="float" office:value="14383" calcext:value-type="float">
            <text:p>14383</text:p>
          </table:table-cell>
          <table:table-cell table:style-name="ce7" office:value-type="float" office:value="103212" calcext:value-type="float">
            <text:p>103212</text:p>
          </table:table-cell>
          <table:table-cell table:style-name="ce8" table:formula="of:=[.G20]*([.H20]/[.I20])*[.$C$6]" office:value-type="float" office:value="0.0000166390915815898" calcext:value-type="float">
            <text:p>1.66E-0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7" office:value-type="float" office:value="12800" calcext:value-type="float">
            <text:p>12800</text:p>
          </table:table-cell>
          <table:table-cell table:style-name="ce7" office:value-type="float" office:value="112480" calcext:value-type="float">
            <text:p>112480</text:p>
          </table:table-cell>
          <table:table-cell table:style-name="ce8" table:formula="of:=[.G21]*([.H21]/[.I21])*[.$C$6]" office:value-type="float" office:value="0.0000135876698937514" calcext:value-type="float">
            <text:p>1.36E-0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table:style-name="ce7" office:value-type="float" office:value="2" calcext:value-type="float">
            <text:p>2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7" office:value-type="float" office:value="13938" calcext:value-type="float">
            <text:p>13938</text:p>
          </table:table-cell>
          <table:table-cell table:style-name="ce7" office:value-type="float" office:value="100772" calcext:value-type="float">
            <text:p>100772</text:p>
          </table:table-cell>
          <table:table-cell table:style-name="ce8" table:formula="of:=[.G22]*([.H22]/[.I22])*[.$C$6]" office:value-type="float" office:value="0.0000165147083160888" calcext:value-type="float">
            <text:p>1.65E-05</text:p>
          </table:table-cell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_2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0" table:default-cell-style-name="ce1"/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oles/mol</text:p>
          </table:table-cell>
          <table:table-cell office:value-type="string" calcext:value-type="string">
            <text:p>Molecular Weight/u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85.79" calcext:value-type="float">
            <text:p>485.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69.8" calcext:value-type="float">
            <text:p>469.8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90.83" calcext:value-type="float">
            <text:p>290.83</text:p>
          </table:table-cell>
          <table:table-cell table:number-columns-repeated="1020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Calibration Solutions: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olume/mL</text:p>
          </table:table-cell>
          <table:table-cell table:style-name="ce3" office:value-type="string" calcext:value-type="string">
            <text:p>Concentration(ug/mL)</text:p>
          </table:table-cell>
          <table:table-cell table:style-name="ce3" office:value-type="string" calcext:value-type="string">
            <text:p>Mass/ug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Response factor/ug</text:p>
          </table:table-cell>
          <table:table-cell table:style-name="ce3" office:value-type="string" calcext:value-type="string">
            <text:p>Relative Response Factor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" office:value-type="string" calcext:value-type="string">
            <text:p>BDE-4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52" calcext:value-type="float">
            <text:p>0.0952</text:p>
          </table:table-cell>
          <table:table-cell table:style-name="ce4" table:formula="of:=[.G16]*[.H16]" office:value-type="float" office:value="0.000952" calcext:value-type="float">
            <text:p>9.52E-04</text:p>
          </table:table-cell>
          <table:table-cell table:style-name="ce3" office:value-type="float" office:value="367089" calcext:value-type="float">
            <text:p>367089</text:p>
          </table:table-cell>
          <table:table-cell table:style-name="ce4" table:formula="of:=[.I16]/[.J16]" office:value-type="float" office:value="0.00000000259337653811474" calcext:value-type="float">
            <text:p>2.59E-09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IS</text:p>
          </table:table-cell>
          <table:table-cell table:style-name="ce3" office:value-type="string" calcext:value-type="string">
            <text:p>PBB-7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52" calcext:value-type="float">
            <text:p>0.0952</text:p>
          </table:table-cell>
          <table:table-cell table:style-name="ce4" table:formula="of:=[.G17]*[.H17]" office:value-type="float" office:value="0.000952" calcext:value-type="float">
            <text:p>9.52E-04</text:p>
          </table:table-cell>
          <table:table-cell table:style-name="ce3" office:value-type="float" office:value="230205" calcext:value-type="float">
            <text:p>230205</text:p>
          </table:table-cell>
          <table:table-cell table:style-name="ce4" table:formula="of:=[.I17]/[.J17]" office:value-type="float" office:value="0.00000000413544449512391" calcext:value-type="float">
            <text:p>4.14E-09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RS</text:p>
          </table:table-cell>
          <table:table-cell table:style-name="ce3" office:value-type="string" calcext:value-type="string">
            <text:p>'2-HCH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476" calcext:value-type="float">
            <text:p>0.476</text:p>
          </table:table-cell>
          <table:table-cell table:style-name="ce4" table:formula="of:=[.G18]*[.H18]" office:value-type="float" office:value="0.0238" calcext:value-type="float">
            <text:p>2.38E-02</text:p>
          </table:table-cell>
          <table:table-cell table:style-name="ce3" office:value-type="float" office:value="260358" calcext:value-type="float">
            <text:p>260358</text:p>
          </table:table-cell>
          <table:table-cell table:style-name="ce4" table:formula="of:=[.I18]/[.J18]" office:value-type="float" office:value="0.0000000914125934290477" calcext:value-type="float">
            <text:p>9.14E-08</text:p>
          </table:table-cell>
          <table:table-cell table:style-name="ce4" table:formula="of:=[.K18]/[.K17]" office:value-type="float" office:value="22.1046597377457" calcext:value-type="float">
            <text:p>2.21E+01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ish oil_2" table:style-name="ta1">
        <table:table-column table:style-name="co1" table:default-cell-style-name="ce5"/>
        <table:table-column table:style-name="co9" table:default-cell-style-name="ce5"/>
        <table:table-column table:style-name="co1" table:number-columns-repeated="2" table:default-cell-style-name="ce5"/>
        <table:table-column table:style-name="co10" table:default-cell-style-name="ce5"/>
        <table:table-column table:style-name="co3" table:default-cell-style-name="ce5"/>
        <table:table-column table:style-name="co14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5" table:default-cell-style-name="ce5"/>
        <table:table-column table:style-name="co1" table:number-columns-repeated="1012" table:default-cell-style-name="ce5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lative Response Factor of ‘2-HCH</text:p>
          </table:table-cell>
          <table:table-cell table:style-name="ce4" office:value-type="float" office:value="22.1046597377457" calcext:value-type="float">
            <text:p>2.21E+01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Run number</text:p>
          </table:table-cell>
          <table:table-cell table:style-name="ce7" office:value-type="string" calcext:value-type="string">
            <text:p>Fish sample</text:p>
          </table:table-cell>
          <table:table-cell table:style-name="ce7" office:value-type="string" calcext:value-type="string">
            <text:p>Mass of PBB-77 added /ug</text:p>
          </table:table-cell>
          <table:table-cell table:style-name="ce7" office:value-type="string" calcext:value-type="string">
            <text:p>Mass of ‘2-HCH/ug</text:p>
          </table:table-cell>
          <table:table-cell table:style-name="ce7" office:value-type="string" calcext:value-type="string">
            <text:p>Area of PBB-77</text:p>
          </table:table-cell>
          <table:table-cell table:style-name="ce7" office:value-type="string" calcext:value-type="string">
            <text:p>Area of ‘2-HCH</text:p>
          </table:table-cell>
          <table:table-cell table:style-name="ce7" office:value-type="string" calcext:value-type="string">
            <text:p>Mass of PBB-77 recovered/ug</text:p>
          </table:table-cell>
          <table:table-cell table:style-name="ce7" office:value-type="string" calcext:value-type="string">
            <text:p>Actual Recovery Rate/%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8" table:formula="of:=4.7619*10^-3" office:value-type="float" office:value="0.0047619" calcext:value-type="float">
            <text:p>4.76E-03</text:p>
          </table:table-cell>
          <table:table-cell table:style-name="ce7" office:value-type="float" office:value="100528" calcext:value-type="float">
            <text:p>100528</text:p>
          </table:table-cell>
          <table:table-cell table:style-name="ce7" office:value-type="float" office:value="442148" calcext:value-type="float">
            <text:p>442148</text:p>
          </table:table-cell>
          <table:table-cell table:style-name="ce8" table:formula="of:=[.H19]*([.I19]/[.J19])*(1/[.$C$6])" office:value-type="float" office:value="0.0000489796654463357" calcext:value-type="float">
            <text:p>4.90E-05</text:p>
          </table:table-cell>
          <table:table-cell table:style-name="ce9" table:formula="of:=([.K19]/[.G19])*100" office:value-type="float" office:value="25.7246142050082" calcext:value-type="float">
            <text:p>25.7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8" table:formula="of:=4.7619*10^-3" office:value-type="float" office:value="0.0047619" calcext:value-type="float">
            <text:p>4.76E-03</text:p>
          </table:table-cell>
          <table:table-cell table:style-name="ce7" office:value-type="float" office:value="103212" calcext:value-type="float">
            <text:p>103212</text:p>
          </table:table-cell>
          <table:table-cell table:style-name="ce7" office:value-type="float" office:value="445402" calcext:value-type="float">
            <text:p>445402</text:p>
          </table:table-cell>
          <table:table-cell table:style-name="ce8" table:formula="of:=[.H20]*([.I20]/[.J20])*(1/[.$C$6])" office:value-type="float" office:value="0.0000499199874812295" calcext:value-type="float">
            <text:p>4.99E-05</text:p>
          </table:table-cell>
          <table:table-cell table:style-name="ce9" table:formula="of:=([.K20]/[.G20])*100" office:value-type="float" office:value="26.2184808199735" calcext:value-type="float">
            <text:p>26.2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8" table:formula="of:=4.7619*10^-3" office:value-type="float" office:value="0.0047619" calcext:value-type="float">
            <text:p>4.76E-03</text:p>
          </table:table-cell>
          <table:table-cell table:style-name="ce7" office:value-type="float" office:value="112480" calcext:value-type="float">
            <text:p>112480</text:p>
          </table:table-cell>
          <table:table-cell table:style-name="ce7" office:value-type="float" office:value="289003" calcext:value-type="float">
            <text:p>289003</text:p>
          </table:table-cell>
          <table:table-cell table:style-name="ce8" table:formula="of:=[.H21]*([.I21]/[.J21])*(1/[.$C$6])" office:value-type="float" office:value="0.0000838434988750265" calcext:value-type="float">
            <text:p>8.38E-05</text:p>
          </table:table-cell>
          <table:table-cell table:style-name="ce9" table:formula="of:=([.K21]/[.G21])*100" office:value-type="float" office:value="44.0354510898249" calcext:value-type="float">
            <text:p>44.04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number-columns-repeated="2" table:style-name="ce7" office:value-type="float" office:value="2" calcext:value-type="float">
            <text:p>2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8" table:formula="of:=4.7619*10^-3" office:value-type="float" office:value="0.0047619" calcext:value-type="float">
            <text:p>4.76E-03</text:p>
          </table:table-cell>
          <table:table-cell table:style-name="ce7" office:value-type="float" office:value="100772" calcext:value-type="float">
            <text:p>100772</text:p>
          </table:table-cell>
          <table:table-cell table:style-name="ce7" office:value-type="float" office:value="285763" calcext:value-type="float">
            <text:p>285763</text:p>
          </table:table-cell>
          <table:table-cell table:style-name="ce8" table:formula="of:=[.H22]*([.I22]/[.J22])*(1/[.$C$6])" office:value-type="float" office:value="0.000075967934471375" calcext:value-type="float">
            <text:p>7.60E-05</text:p>
          </table:table-cell>
          <table:table-cell table:style-name="ce9" table:formula="of:=([.K22]/[.G22])*100" office:value-type="float" office:value="39.8991252475709" calcext:value-type="float">
            <text:p>39.90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very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6:24:51.357000000</meta:creation-date>
    <dc:date>2018-12-10T13:03:51.309000000</dc:date>
    <meta:editing-duration>PT46M59S</meta:editing-duration>
    <meta:editing-cycles>17</meta:editing-cycles>
    <meta:generator>LibreOffice/6.1.3.2$Windows_X86_64 LibreOffice_project/86daf60bf00efa86ad547e59e09d6bb77c699acb</meta:generator>
    <meta:document-statistic meta:table-count="5" meta:cell-count="144" meta:object-count="0"/>
  </office:meta>
</office:document-meta>
</file>